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wiss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Wingdings1" svg:font-family="Wingdings" style:font-pitch="variable" style:font-charset="x-symbol"/>
    <style:font-face style:name="starbats" svg:font-family="starbats" style:font-charset="x-symbol"/>
  </office:font-face-decls>
  <office:automatic-styles>
    <style:style style:name="Table1" style:family="table">
      <style:table-properties style:width="17.198cm" fo:margin-left="-0.191cm" table:align="left"/>
    </style:style>
    <style:style style:name="Table1.A" style:family="table-column">
      <style:table-column-properties style:column-width="5.981cm"/>
    </style:style>
    <style:style style:name="Table1.B" style:family="table-column">
      <style:table-column-properties style:column-width="11.217cm"/>
    </style:style>
    <style:style style:name="Table1.1" style:family="table-row">
      <style:table-row-properties style:min-row-height="0.619cm" style:use-optimal-row-height="false"/>
    </style:style>
    <style:style style:name="Table1.A1" style:family="table-cell">
      <style:table-cell-properties fo:background-color="#a5a5a5" fo:padding-left="0.191cm" fo:padding-right="0.191cm" fo:padding-top="0cm" fo:padding-bottom="0cm" fo:border-left="1pt solid #a5a5a5" fo:border-right="none" fo:border-top="1pt solid #a5a5a5" fo:border-bottom="none" style:writing-mode="lr-tb">
        <style:background-image/>
      </style:table-cell-properties>
    </style:style>
    <style:style style:name="Table1.B1" style:family="table-cell">
      <style:table-cell-properties fo:background-color="#a5a5a5" fo:padding-left="0.191cm" fo:padding-right="0.191cm" fo:padding-top="0cm" fo:padding-bottom="0cm" fo:border-left="none" fo:border-right="1pt solid #a5a5a5" fo:border-top="1pt solid #a5a5a5" fo:border-bottom="none" style:writing-mode="lr-tb">
        <style:background-image/>
      </style:table-cell-properties>
    </style:style>
    <style:style style:name="Table1.A2" style:family="table-cell">
      <style:table-cell-properties fo:background-color="#d0cece" fo:padding-left="0.191cm" fo:padding-right="0.191cm" fo:padding-top="0cm" fo:padding-bottom="0cm" fo:border-left="1pt solid #a5a5a5" fo:border-right="0.5pt solid #00000a" fo:border-top="none" fo:border-bottom="none" style:writing-mode="lr-tb">
        <style:background-image/>
      </style:table-cell-properties>
    </style:style>
    <style:style style:name="Table1.B2" style:family="table-cell">
      <style:table-cell-properties fo:padding-left="0.191cm" fo:padding-right="0.191cm" fo:padding-top="0cm" fo:padding-bottom="0cm" fo:border-left="0.5pt solid #00000a" fo:border-right="1pt solid #a5a5a5" fo:border-top="none" fo:border-bottom="none" style:writing-mode="lr-tb"/>
    </style:style>
    <style:style style:name="Table1.3" style:family="table-row">
      <style:table-row-properties style:min-row-height="0.647cm" style:use-optimal-row-height="false"/>
    </style:style>
    <style:style style:name="Table1.B3" style:family="table-cell">
      <style:table-cell-properties fo:padding-left="0.191cm" fo:padding-right="0.191cm" fo:padding-top="0cm" fo:padding-bottom="0cm" fo:border-left="0.5pt solid #00000a" fo:border-right="1pt solid #a5a5a5" fo:border-top="none" fo:border-bottom="none" style:writing-mode="lr-tb"/>
    </style:style>
    <style:style style:name="Table1.B4" style:family="table-cell">
      <style:table-cell-properties fo:padding-left="0.191cm" fo:padding-right="0.191cm" fo:padding-top="0cm" fo:padding-bottom="0cm" fo:border-left="0.5pt solid #00000a" fo:border-right="1pt solid #a5a5a5" fo:border-top="none" fo:border-bottom="none" style:writing-mode="lr-tb"/>
    </style:style>
    <style:style style:name="Table1.B5" style:family="table-cell">
      <style:table-cell-properties fo:padding-left="0.191cm" fo:padding-right="0.191cm" fo:padding-top="0cm" fo:padding-bottom="0cm" fo:border-left="0.5pt solid #00000a" fo:border-right="1pt solid #a5a5a5" fo:border-top="none" fo:border-bottom="none" style:writing-mode="lr-tb"/>
    </style:style>
    <style:style style:name="Table1.B6" style:family="table-cell">
      <style:table-cell-properties fo:padding-left="0.191cm" fo:padding-right="0.191cm" fo:padding-top="0cm" fo:padding-bottom="0cm" fo:border-left="0.5pt solid #00000a" fo:border-right="1pt solid #a5a5a5" fo:border-top="none" fo:border-bottom="none" style:writing-mode="lr-tb"/>
    </style:style>
    <style:style style:name="Table1.B7" style:family="table-cell">
      <style:table-cell-properties fo:padding-left="0.191cm" fo:padding-right="0.191cm" fo:padding-top="0cm" fo:padding-bottom="0cm" fo:border-left="0.5pt solid #00000a" fo:border-right="1pt solid #a5a5a5" fo:border-top="none" fo:border-bottom="none" style:writing-mode="lr-tb"/>
    </style:style>
    <style:style style:name="Table1.B8" style:family="table-cell">
      <style:table-cell-properties fo:padding-left="0.191cm" fo:padding-right="0.191cm" fo:padding-top="0cm" fo:padding-bottom="0cm" fo:border-left="0.5pt solid #00000a" fo:border-right="1pt solid #a5a5a5" fo:border-top="none" fo:border-bottom="none" style:writing-mode="lr-tb"/>
    </style:style>
    <style:style style:name="Table1.A9" style:family="table-cell">
      <style:table-cell-properties fo:background-color="#d0cece" fo:padding-left="0.191cm" fo:padding-right="0.191cm" fo:padding-top="0cm" fo:padding-bottom="0cm" fo:border-left="1pt solid #a5a5a5" fo:border-right="0.5pt solid #00000a" fo:border-top="none" fo:border-bottom="1pt solid #a5a5a5" style:writing-mode="lr-tb">
        <style:background-image/>
      </style:table-cell-properties>
    </style:style>
    <style:style style:name="Table1.B9" style:family="table-cell">
      <style:table-cell-properties fo:padding-left="0.191cm" fo:padding-right="0.191cm" fo:padding-top="0cm" fo:padding-bottom="0cm" fo:border-left="0.5pt solid #00000a" fo:border-right="1pt solid #a5a5a5" fo:border-top="none" fo:border-bottom="1pt solid #a5a5a5" style:writing-mode="lr-tb"/>
    </style:style>
    <style:style style:name="Table2" style:family="table">
      <style:table-properties style:width="15.981cm" fo:margin-left="-0.191cm" table:align="left"/>
    </style:style>
    <style:style style:name="Table2.A" style:family="table-column">
      <style:table-column-properties style:column-width="3.194cm"/>
    </style:style>
    <style:style style:name="Table2.B" style:family="table-column">
      <style:table-column-properties style:column-width="3.191cm"/>
    </style:style>
    <style:style style:name="Table2.C" style:family="table-column">
      <style:table-column-properties style:column-width="3.196cm"/>
    </style:style>
    <style:style style:name="Table2.E" style:family="table-column">
      <style:table-column-properties style:column-width="3.203cm"/>
    </style:style>
    <style:style style:name="Table2.A1" style:family="table-cell">
      <style:table-cell-properties fo:background-color="#d0cece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a" style:writing-mode="lr-tb"/>
    </style:style>
    <style:style style:name="Table2.B2" style:family="table-cell">
      <style:table-cell-properties fo:padding-left="0.191cm" fo:padding-right="0.191cm" fo:padding-top="0cm" fo:padding-bottom="0cm" fo:border="0.5pt solid #00000a" style:writing-mode="lr-tb"/>
    </style:style>
    <style:style style:name="Table2.C2" style:family="table-cell">
      <style:table-cell-properties fo:padding-left="0.191cm" fo:padding-right="0.191cm" fo:padding-top="0cm" fo:padding-bottom="0cm" fo:border="0.5pt solid #00000a" style:writing-mode="lr-tb"/>
    </style:style>
    <style:style style:name="Table2.D2" style:family="table-cell">
      <style:table-cell-properties fo:padding-left="0.191cm" fo:padding-right="0.191cm" fo:padding-top="0cm" fo:padding-bottom="0cm" fo:border="0.5pt solid #00000a" style:writing-mode="lr-tb"/>
    </style:style>
    <style:style style:name="Table2.E2" style:family="table-cell">
      <style:table-cell-properties fo:padding-left="0.191cm" fo:padding-right="0.191cm" fo:padding-top="0cm" fo:padding-bottom="0cm" fo:border="0.5pt solid #00000a" style:writing-mode="lr-tb"/>
    </style:style>
    <style:style style:name="Table2.A3" style:family="table-cell">
      <style:table-cell-properties fo:padding-left="0.191cm" fo:padding-right="0.191cm" fo:padding-top="0cm" fo:padding-bottom="0cm" fo:border="0.5pt solid #00000a" style:writing-mode="lr-tb"/>
    </style:style>
    <style:style style:name="Table2.B3" style:family="table-cell">
      <style:table-cell-properties fo:padding-left="0.191cm" fo:padding-right="0.191cm" fo:padding-top="0cm" fo:padding-bottom="0cm" fo:border="0.5pt solid #00000a" style:writing-mode="lr-tb"/>
    </style:style>
    <style:style style:name="Table2.C3" style:family="table-cell">
      <style:table-cell-properties fo:padding-left="0.191cm" fo:padding-right="0.191cm" fo:padding-top="0cm" fo:padding-bottom="0cm" fo:border="0.5pt solid #00000a" style:writing-mode="lr-tb"/>
    </style:style>
    <style:style style:name="Table2.D3" style:family="table-cell">
      <style:table-cell-properties fo:padding-left="0.191cm" fo:padding-right="0.191cm" fo:padding-top="0cm" fo:padding-bottom="0cm" fo:border="0.5pt solid #00000a" style:writing-mode="lr-tb"/>
    </style:style>
    <style:style style:name="Table2.E3" style:family="table-cell">
      <style:table-cell-properties fo:padding-left="0.191cm" fo:padding-right="0.191cm" fo:padding-top="0cm" fo:padding-bottom="0cm" fo:border="0.5pt solid #00000a" style:writing-mode="lr-tb"/>
    </style:style>
    <style:style style:name="Table2.A4" style:family="table-cell">
      <style:table-cell-properties fo:padding-left="0.191cm" fo:padding-right="0.191cm" fo:padding-top="0cm" fo:padding-bottom="0cm" fo:border="0.5pt solid #00000a" style:writing-mode="lr-tb"/>
    </style:style>
    <style:style style:name="Table2.B4" style:family="table-cell">
      <style:table-cell-properties fo:padding-left="0.191cm" fo:padding-right="0.191cm" fo:padding-top="0cm" fo:padding-bottom="0cm" fo:border="0.5pt solid #00000a" style:writing-mode="lr-tb"/>
    </style:style>
    <style:style style:name="Table2.C4" style:family="table-cell">
      <style:table-cell-properties fo:padding-left="0.191cm" fo:padding-right="0.191cm" fo:padding-top="0cm" fo:padding-bottom="0cm" fo:border="0.5pt solid #00000a" style:writing-mode="lr-tb"/>
    </style:style>
    <style:style style:name="Table2.D4" style:family="table-cell">
      <style:table-cell-properties fo:padding-left="0.191cm" fo:padding-right="0.191cm" fo:padding-top="0cm" fo:padding-bottom="0cm" fo:border="0.5pt solid #00000a" style:writing-mode="lr-tb"/>
    </style:style>
    <style:style style:name="Table2.E4" style:family="table-cell">
      <style:table-cell-properties fo:padding-left="0.191cm" fo:padding-right="0.191cm" fo:padding-top="0cm" fo:padding-bottom="0cm" fo:border="0.5pt solid #00000a" style:writing-mode="lr-tb"/>
    </style:style>
    <style:style style:name="Table2.5" style:family="table-row">
      <style:table-row-properties style:min-row-height="1.12cm" style:use-optimal-row-height="false"/>
    </style:style>
    <style:style style:name="Table2.A5" style:family="table-cell">
      <style:table-cell-properties fo:padding-left="0.191cm" fo:padding-right="0.191cm" fo:padding-top="0cm" fo:padding-bottom="0cm" fo:border="0.5pt solid #00000a" style:writing-mode="lr-tb"/>
    </style:style>
    <style:style style:name="Table2.B5" style:family="table-cell">
      <style:table-cell-properties fo:padding-left="0.191cm" fo:padding-right="0.191cm" fo:padding-top="0cm" fo:padding-bottom="0cm" fo:border="0.5pt solid #00000a" style:writing-mode="lr-tb"/>
    </style:style>
    <style:style style:name="Table2.C5" style:family="table-cell">
      <style:table-cell-properties fo:padding-left="0.191cm" fo:padding-right="0.191cm" fo:padding-top="0cm" fo:padding-bottom="0cm" fo:border="0.5pt solid #00000a" style:writing-mode="lr-tb"/>
    </style:style>
    <style:style style:name="Table2.D5" style:family="table-cell">
      <style:table-cell-properties fo:padding-left="0.191cm" fo:padding-right="0.191cm" fo:padding-top="0cm" fo:padding-bottom="0cm" fo:border="0.5pt solid #00000a" style:writing-mode="lr-tb"/>
    </style:style>
    <style:style style:name="Table2.E5" style:family="table-cell">
      <style:table-cell-properties fo:padding-left="0.191cm" fo:padding-right="0.191cm" fo:padding-top="0cm" fo:padding-bottom="0cm" fo:border="0.5pt solid #00000a" style:writing-mode="lr-tb"/>
    </style:style>
    <style:style style:name="Table2.A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0" style:writing-mode="lr-tb"/>
    </style:style>
    <style:style style:name="Table2.B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0" style:writing-mode="lr-tb"/>
    </style:style>
    <style:style style:name="Table2.C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0" style:writing-mode="lr-tb"/>
    </style:style>
    <style:style style:name="Table2.D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0" style:writing-mode="lr-tb"/>
    </style:style>
    <style:style style:name="Table2.E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0" style:writing-mode="lr-tb"/>
    </style:style>
    <style:style style:name="Table2.A7" style:family="table-cell">
      <style:table-cell-properties fo:padding-left="0.191cm" fo:padding-right="0.191cm" fo:padding-top="0cm" fo:padding-bottom="0cm" fo:border="0.5pt solid #000000" style:writing-mode="lr-tb"/>
    </style:style>
    <style:style style:name="Table2.B7" style:family="table-cell">
      <style:table-cell-properties fo:padding-left="0.191cm" fo:padding-right="0.191cm" fo:padding-top="0cm" fo:padding-bottom="0cm" fo:border="0.5pt solid #000000" style:writing-mode="lr-tb"/>
    </style:style>
    <style:style style:name="Table2.C7" style:family="table-cell">
      <style:table-cell-properties fo:padding-left="0.191cm" fo:padding-right="0.191cm" fo:padding-top="0cm" fo:padding-bottom="0cm" fo:border="0.5pt solid #000000" style:writing-mode="lr-tb"/>
    </style:style>
    <style:style style:name="Table2.D7" style:family="table-cell">
      <style:table-cell-properties fo:padding-left="0.191cm" fo:padding-right="0.191cm" fo:padding-top="0cm" fo:padding-bottom="0cm" fo:border="0.5pt solid #000000" style:writing-mode="lr-tb"/>
    </style:style>
    <style:style style:name="Table2.E7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D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E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Bahnschrift Light SemiCondensed"/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Bahnschrift Light SemiCondensed"/>
    </style:style>
    <style:style style:name="P3" style:family="paragraph" style:parent-style-name="Standard">
      <style:paragraph-properties fo:text-align="justify" style:justify-single-word="false"/>
      <style:text-properties style:font-name="Bahnschrift Light SemiCondensed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Bahnschrift Light SemiCondensed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Bahnschrift Light SemiCondensed"/>
    </style:style>
    <style:style style:name="P6" style:family="paragraph" style:parent-style-name="Standard">
      <style:paragraph-properties fo:text-align="justify" style:justify-single-word="false"/>
      <style:text-properties style:font-name="Bahnschrift Light SemiCondensed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Bahnschrift Light SemiCondensed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Standard">
      <style:text-properties style:font-name="Bahnschrift Light SemiCondensed" fo:font-style="italic" style:font-style-asian="italic" style:font-style-complex="italic"/>
    </style:style>
    <style:style style:name="P9" style:family="paragraph" style:parent-style-name="Standard">
      <style:text-properties style:font-name="Bahnschrift Light SemiCondensed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ffff" loext:opacity="100%" fo:font-weight="bold" fo:background-color="#c0c0c0" style:language-asian="fr" style:country-asian="FR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ffff" loext:opacity="100%" fo:font-weight="bold" style:language-asian="fr" style:country-asian="FR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language-asian="fr" style:country-asian="FR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7" style:family="paragraph" style:parent-style-name="Paragraphe_20_de_20_liste" style:list-style-name="L1">
      <style:paragraph-properties fo:margin-left="0.635cm" fo:margin-right="0cm" fo:line-height="105%" fo:text-align="justify" style:justify-single-word="false" fo:text-indent="-0.635cm" style:auto-text-indent="false" style:vertical-align="auto">
        <style:tab-stops>
          <style:tab-stop style:position="0cm"/>
        </style:tab-stops>
      </style:paragraph-properties>
      <style:text-properties style:font-name="Bahnschrift Light SemiCondensed"/>
    </style:style>
    <style:style style:name="P18" style:family="paragraph" style:parent-style-name="Paragraphe_20_de_20_liste" style:list-style-name="L2">
      <style:paragraph-properties fo:margin-left="0cm" fo:margin-right="0cm" fo:line-height="105%" fo:text-align="justify" style:justify-single-word="false" fo:text-indent="-0.635cm" style:auto-text-indent="false" style:vertical-align="auto"/>
      <style:text-properties style:font-name="Bahnschrift Light SemiCondensed"/>
    </style:style>
    <style:style style:name="P19" style:family="paragraph" style:parent-style-name="Paragraphe_20_de_20_liste" style:list-style-name="L3">
      <style:paragraph-properties fo:margin-left="0cm" fo:margin-right="0cm" fo:line-height="105%" fo:text-align="justify" style:justify-single-word="false" fo:text-indent="-0.635cm" style:auto-text-indent="false" style:vertical-align="auto"/>
      <style:text-properties style:font-name="Bahnschrift Light SemiCondensed"/>
    </style:style>
    <style:style style:name="P20" style:family="paragraph" style:parent-style-name="Paragraphe_20_de_20_liste" style:list-style-name="L4">
      <style:paragraph-properties fo:margin-left="0cm" fo:margin-right="0cm" fo:line-height="105%" fo:text-align="justify" style:justify-single-word="false" fo:text-indent="-0.635cm" style:auto-text-indent="false" style:vertical-align="auto"/>
      <style:text-properties style:font-name="Bahnschrift Light SemiCondensed"/>
    </style:style>
    <style:style style:name="P21" style:family="paragraph" style:parent-style-name="Paragraphe_20_de_20_liste" style:list-style-name="L6">
      <style:paragraph-properties fo:margin-left="0cm" fo:margin-right="0cm" fo:line-height="105%" fo:text-indent="-0.635cm" style:auto-text-indent="false" style:vertical-align="auto"/>
      <style:text-properties style:font-name="Bahnschrift Light SemiCondensed" fo:font-style="italic" style:font-style-asian="italic" style:font-style-complex="italic"/>
    </style:style>
    <style:style style:name="P22" style:family="paragraph" style:parent-style-name="Paragraphe_20_de_20_liste" style:list-style-name="L6">
      <style:paragraph-properties fo:margin-left="0cm" fo:margin-right="0cm" fo:line-height="105%" fo:text-indent="-0.635cm" style:auto-text-indent="false" style:vertical-align="auto"/>
      <style:text-properties style:font-name="Bahnschrift Light SemiCondensed" fo:font-style="italic" officeooo:rsid="002191d1" officeooo:paragraph-rsid="002191d1" style:font-style-asian="italic" style:font-style-complex="italic"/>
    </style:style>
    <style:style style:name="P23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Bahnschrift Light SemiCondensed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Bahnschrift Light SemiCondensed" officeooo:rsid="001961c7" officeooo:paragraph-rsid="001961c7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Bahnschrift Light SemiCondensed" officeooo:rsid="001961c7" officeooo:paragraph-rsid="0029cf1a"/>
    </style:style>
    <style:style style:name="P26" style:family="paragraph" style:parent-style-name="Standard">
      <style:paragraph-properties fo:text-align="justify" style:justify-single-word="false"/>
      <style:text-properties style:font-name="Bahnschrift Light SemiCondensed" fo:font-weight="bold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Bahnschrift Light SemiCondensed" fo:font-weight="bold" officeooo:rsid="001a3a09" officeooo:paragraph-rsid="001a3a0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Bahnschrift Light SemiCondensed" fo:font-weight="bold" officeooo:rsid="001b2735" officeooo:paragraph-rsid="001b2735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Bahnschrift Light SemiCondensed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Bahnschrift Light SemiCondensed"/>
    </style:style>
    <style:style style:name="P31" style:family="paragraph" style:parent-style-name="Standard">
      <style:paragraph-properties fo:text-align="justify" style:justify-single-word="false"/>
      <style:text-properties style:font-name="Bahnschrift Light SemiCondensed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Bahnschrift Light SemiCondensed" style:text-underline-style="solid" style:text-underline-width="auto" style:text-underline-color="font-color" fo:font-weight="bold" officeooo:rsid="002191d1" officeooo:paragraph-rsid="002191d1" style:text-underline-mode="continuous" style:text-overline-mode="continuous" style:text-line-through-mode="continuous" style:font-weight-asian="bold" style:font-weight-complex="bold"/>
    </style:style>
    <style:style style:name="P3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Bahnschrift Light SemiCondensed" officeooo:rsid="001cb39a" officeooo:paragraph-rsid="001cb39a"/>
    </style:style>
    <style:style style:name="P34" style:family="paragraph" style:parent-style-name="Standard">
      <style:paragraph-properties fo:text-align="justify" style:justify-single-word="false"/>
      <style:text-properties style:font-name="Bahnschrift Light SemiCondensed" fo:font-style="italic" style:font-style-asian="italic" style:font-style-complex="italic"/>
    </style:style>
    <style:style style:name="P35" style:family="paragraph" style:parent-style-name="Standard">
      <style:paragraph-properties fo:text-align="justify" style:justify-single-word="false"/>
      <style:text-properties style:font-name="Bahnschrift Light SemiCondensed" fo:font-style="italic" officeooo:paragraph-rsid="002191d1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style:font-name="Bahnschrift Light SemiCondensed" fo:font-style="italic" officeooo:rsid="002191d1" officeooo:paragraph-rsid="002191d1" style:font-style-asian="italic" style:font-style-complex="italic"/>
    </style:style>
    <style:style style:name="P37" style:family="paragraph" style:parent-style-name="Standard">
      <style:text-properties style:font-name="Bahnschrift Light SemiCondensed" fo:font-style="italic" officeooo:rsid="002191d1" officeooo:paragraph-rsid="002191d1" style:font-style-asian="italic" style:font-style-complex="italic"/>
    </style:style>
    <style:style style:name="P38" style:family="paragraph" style:parent-style-name="Standard">
      <style:text-properties style:font-name="Bahnschrift Light SemiCondensed" fo:font-style="italic" officeooo:paragraph-rsid="002191d1" style:font-style-asian="italic" style:font-style-complex="italic"/>
    </style:style>
    <style:style style:name="P39" style:family="paragraph" style:parent-style-name="Standard">
      <style:text-properties style:font-name="Bahnschrift Light SemiCondensed" fo:font-style="italic" style:font-style-asian="italic" style:font-style-complex="italic"/>
    </style:style>
    <style:style style:name="P40" style:family="paragraph" style:parent-style-name="Standard">
      <style:text-properties style:font-name="Bahnschrift Light SemiCondensed" fo:font-style="italic" officeooo:rsid="0022db9f" officeooo:paragraph-rsid="0022db9f" style:font-style-asian="italic" style:font-style-complex="italic"/>
    </style:style>
    <style:style style:name="P41" style:family="paragraph" style:parent-style-name="Standard">
      <style:text-properties style:font-name="Bahnschrift Light SemiCondensed" fo:font-style="italic" style:text-underline-style="solid" style:text-underline-width="auto" style:text-underline-color="font-color" fo:font-weight="bold" officeooo:rsid="002191d1" officeooo:paragraph-rsid="002191d1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42" style:family="paragraph" style:parent-style-name="Standard">
      <style:text-properties style:font-name="Bahnschrift Light SemiCondensed" fo:font-style="italic" style:text-underline-style="solid" style:text-underline-width="auto" style:text-underline-color="font-color" fo:font-weight="bold" officeooo:paragraph-rsid="0022db9f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43" style:family="paragraph" style:parent-style-name="Standard">
      <style:text-properties style:font-name="Bahnschrift Light SemiCondensed" fo:font-style="italic" style:text-underline-style="solid" style:text-underline-width="auto" style:text-underline-color="font-color" fo:font-weight="bold" officeooo:rsid="0022db9f" officeooo:paragraph-rsid="0022db9f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44" style:family="paragraph" style:parent-style-name="Standard">
      <style:text-properties style:font-name="Bahnschrift Light SemiCondensed" fo:font-style="italic" style:text-underline-style="solid" style:text-underline-width="auto" style:text-underline-color="font-color" fo:font-weight="bold" officeooo:rsid="0026b66f" officeooo:paragraph-rsid="0026b66f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45" style:family="paragraph" style:parent-style-name="Standard">
      <style:text-properties style:font-name="Bahnschrift Light SemiCondensed" fo:font-style="italic" style:text-underline-style="solid" style:text-underline-width="auto" style:text-underline-color="font-color" fo:font-weight="bold" officeooo:rsid="0026bd55" officeooo:paragraph-rsid="0026bd55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46" style:family="paragraph" style:parent-style-name="Standard">
      <style:text-properties style:font-name="Bahnschrift Light SemiCondensed" fo:font-style="italic" style:text-underline-style="solid" style:text-underline-width="auto" style:text-underline-color="font-color" fo:font-weight="bold" officeooo:rsid="0029cf1a" officeooo:paragraph-rsid="0029cf1a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47" style:family="paragraph" style:parent-style-name="Standard">
      <style:text-properties style:font-name="Bahnschrift Light SemiCondensed" fo:font-style="italic" style:text-underline-style="none" fo:font-weight="normal" officeooo:rsid="0022db9f" officeooo:paragraph-rsid="0022db9f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style:font-name="Bahnschrift Light SemiCondensed" fo:font-style="italic" style:text-underline-style="none" fo:font-weight="normal" officeooo:rsid="0026b66f" officeooo:paragraph-rsid="0026b66f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style:font-name="Bahnschrift Light SemiCondensed" fo:font-style="italic" style:text-underline-style="none" fo:font-weight="normal" officeooo:rsid="0026b66f" officeooo:paragraph-rsid="002c12eb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style:font-name="Bahnschrift Light SemiCondensed" fo:font-style="italic" style:text-underline-style="none" fo:font-weight="normal" officeooo:rsid="0026bd55" officeooo:paragraph-rsid="0026bd55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style:font-name="Bahnschrift Light SemiCondensed" fo:font-style="italic" style:text-underline-style="none" fo:font-weight="normal" officeooo:rsid="0029cf1a" officeooo:paragraph-rsid="0029cf1a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Bahnschrift Light SemiCondensed" officeooo:paragraph-rsid="0029cf1a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Bahnschrift Light SemiCondensed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Bahnschrift Light SemiCondensed" officeooo:rsid="0029cf1a" officeooo:paragraph-rsid="0029cf1a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1961c7" officeooo:paragraph-rsid="001961c7" style:language-asian="fr" style:country-asian="FR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961c7" style:language-asian="fr" style:country-asian="FR"/>
    </style:style>
    <style:style style:name="P5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c88b0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29cf1a" officeooo:paragraph-rsid="0029cf1a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cf1a"/>
    </style:style>
    <style:style style:name="P61" style:family="paragraph">
      <style:paragraph-properties fo:text-align="center" style:writing-mode="lr-tb"/>
      <style:text-properties fo:font-size="11pt"/>
    </style:style>
    <style:style style:name="P62" style:family="paragraph">
      <loext:graphic-properties draw:fill-color="#b4c7dc"/>
      <style:paragraph-properties fo:text-align="center" style:writing-mode="lr-tb"/>
      <style:text-properties fo:font-size="11pt"/>
    </style:style>
    <style:style style:name="P63" style:family="paragraph">
      <style:paragraph-properties fo:text-align="center"/>
    </style:style>
    <style:style style:name="P64" style:family="paragraph">
      <loext:graphic-properties draw:fill-color="#b4c7dc"/>
      <style:paragraph-properties fo:text-align="center"/>
    </style:style>
    <style:style style:name="P65" style:family="paragraph">
      <style:paragraph-properties fo:text-align="justify"/>
      <style:text-properties style:font-name="Bahnschrift Light SemiCondensed" fo:font-size="12pt" fo:font-weight="bold" style:font-name-complex="Bahnschrift Light SemiCondensed" style:font-weight-complex="bold"/>
    </style:style>
    <style:style style:name="P66" style:family="paragraph">
      <loext:graphic-properties draw:fill-color="#b4c7dc"/>
      <style:paragraph-properties fo:text-align="justify"/>
      <style:text-properties style:font-name="Bahnschrift Light SemiCondensed" fo:font-size="12pt" fo:font-weight="bold" style:font-name-complex="Bahnschrift Light SemiCondensed" style:font-weight-complex="bold"/>
    </style:style>
    <style:style style:name="P67" style:family="paragraph">
      <style:paragraph-properties fo:text-align="center"/>
      <style:text-properties style:font-name="Bahnschrift Light SemiCondensed" fo:font-size="12pt" fo:font-weight="bold" style:font-name-complex="Bahnschrift Light SemiCondensed" style:font-weight-complex="bold"/>
    </style:style>
    <style:style style:name="P68" style:family="paragraph">
      <loext:graphic-properties draw:fill-color="#b4c7dc"/>
      <style:paragraph-properties fo:text-align="center"/>
      <style:text-properties style:font-name="Bahnschrift Light SemiCondensed" fo:font-size="12pt" fo:font-weight="bold" style:font-name-complex="Bahnschrift Light SemiCondensed" style:font-weight-complex="bold"/>
    </style:style>
    <style:style style:name="P69" style:family="paragraph">
      <loext:graphic-properties draw:fill-color="#b4c7dc"/>
    </style:style>
    <style:style style:name="T1" style:family="text">
      <style:text-properties style:font-name="Bahnschrift Light SemiCondensed"/>
    </style:style>
    <style:style style:name="T2" style:family="text">
      <style:text-properties style:font-name="Bahnschrift Light SemiCondensed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Bahnschrift Light SemiCondensed" fo:font-weight="bold" style:font-weight-asian="bold" style:font-weight-complex="bold"/>
    </style:style>
    <style:style style:name="T4" style:family="text">
      <style:text-properties style:font-name="Bahnschrift Light SemiCondensed" officeooo:rsid="001c88b0"/>
    </style:style>
    <style:style style:name="T5" style:family="text">
      <style:text-properties style:font-name="Bahnschrift Light SemiCondensed" officeooo:rsid="001cb39a"/>
    </style:style>
    <style:style style:name="T6" style:family="text">
      <style:text-properties style:font-name="Bahnschrift Light SemiCondensed" officeooo:rsid="001e1850"/>
    </style:style>
    <style:style style:name="T7" style:family="text">
      <style:text-properties style:font-name="Bahnschrift Light SemiCondensed" officeooo:rsid="001ebe2e"/>
    </style:style>
    <style:style style:name="T8" style:family="text">
      <style:text-properties style:font-name="Bahnschrift Light SemiCondensed" officeooo:rsid="002c12eb"/>
    </style:style>
    <style:style style:name="T9" style:family="text">
      <style:text-properties officeooo:rsid="001961c7"/>
    </style:style>
    <style:style style:name="T10" style:family="text">
      <style:text-properties officeooo:rsid="001c88b0"/>
    </style:style>
    <style:style style:name="T11" style:family="text">
      <style:text-properties officeooo:rsid="001cb39a"/>
    </style:style>
    <style:style style:name="T12" style:family="text">
      <style:text-properties officeooo:rsid="001e1850"/>
    </style:style>
    <style:style style:name="T13" style:family="text">
      <style:text-properties officeooo:rsid="001ebe2e"/>
    </style:style>
    <style:style style:name="T14" style:family="text">
      <style:text-properties officeooo:rsid="002191d1"/>
    </style:style>
    <style:style style:name="T15" style:family="text">
      <style:text-properties officeooo:rsid="0022db9f"/>
    </style:style>
    <style:style style:name="T16" style:family="text">
      <style:text-properties officeooo:rsid="0029cf1a"/>
    </style:style>
    <style:style style:name="T17" style:family="text">
      <style:text-properties officeooo:rsid="002c12eb"/>
    </style:style>
    <style:style style:name="T18" style:family="text">
      <style:text-properties fo:font-size="11pt"/>
    </style:style>
    <style:style style:name="T19" style:family="text">
      <style:text-properties style:font-name="Bahnschrift Light SemiCondensed" fo:font-size="12pt" fo:font-weight="bold" style:font-name-complex="Bahnschrift Light SemiCondensed" style:font-weight-complex="bold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bats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b4c7dc" draw:textarea-horizontal-align="justify" draw:textarea-vertical-align="middle" draw:auto-grow-height="false" fo:min-height="4.314cm" fo:min-width="4.3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b4c7dc" draw:textarea-horizontal-align="justify" draw:textarea-vertical-align="middle" draw:auto-grow-height="false" fo:min-height="4.3cm" fo:min-width="4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10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b4c7dc" draw:textarea-horizontal-align="justify" draw:textarea-vertical-align="middle" draw:auto-grow-height="false" fo:min-height="0.783cm" fo:min-width="4.9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b4c7dc" draw:textarea-horizontal-align="justify" draw:textarea-vertical-align="middle" draw:auto-grow-height="false" fo:min-height="0.783cm" fo:min-width="2.0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ahier des charges <text:span text:style-name="T9">MAJA – Projet Professionnel – FRANCO Jonathan &amp; TRITON Rémi </text:span></text:p>
      <text:p text:style-name="P1"/>
      <text:p text:style-name="P1"/>
      <text:p text:style-name="P3">Description du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2">Titre <text:s text:c="28"/></text:p>
          </table:table-cell>
          <table:table-cell table:style-name="Table1.B2" office:value-type="string">
            <text:p text:style-name="P55">MAJA </text:p>
          </table:table-cell>
        </table:table-row>
        <table:table-row table:style-name="Table1.3">
          <table:table-cell table:style-name="Table1.A2" office:value-type="string">
            <text:p text:style-name="P12">Objet</text:p>
          </table:table-cell>
          <table:table-cell table:style-name="Table1.B3" office:value-type="string">
            <text:p text:style-name="P12">Projet fin de <text:span text:style-name="T9">formation</text:span></text:p>
          </table:table-cell>
        </table:table-row>
        <table:table-row table:style-name="Table1.1">
          <table:table-cell table:style-name="Table1.A2" office:value-type="string">
            <text:p text:style-name="P12">Auteur</text:p>
          </table:table-cell>
          <table:table-cell table:style-name="Table1.B4" office:value-type="string">
            <text:p text:style-name="P12">Jonathan Franco – <text:span text:style-name="T9">Rémi Triton </text:span></text:p>
          </table:table-cell>
        </table:table-row>
        <table:table-row table:style-name="Table1.3">
          <table:table-cell table:style-name="Table1.A2" office:value-type="string">
            <text:p text:style-name="P12">Responsable</text:p>
          </table:table-cell>
          <table:table-cell table:style-name="Table1.B5" office:value-type="string">
            <text:p text:style-name="P56">Jonathan Franco – <text:span text:style-name="T9">Rémi Triton</text:span></text:p>
          </table:table-cell>
        </table:table-row>
        <table:table-row table:style-name="Table1.1">
          <table:table-cell table:style-name="Table1.A2" office:value-type="string">
            <text:p text:style-name="P12">Email</text:p>
          </table:table-cell>
          <table:table-cell table:style-name="Table1.B6" office:value-type="string">
            <text:p text:style-name="P12"><text:a xlink:type="simple" xlink:href="mailto:jonathan.franco@epitech.eu" text:style-name="Internet_20_link" text:visited-style-name="Visited_20_Internet_20_Link">jonathan.franco@epitech.eu</text:a> / <text:a xlink:type="simple" xlink:href="mailto:remi.triton@epitech.eu" text:style-name="Internet_20_link" text:visited-style-name="Visited_20_Internet_20_Link"><text:span text:style-name="T9">remi.triton@epitech.eu</text:span></text:a><text:span text:style-name="T9"> </text:span></text:p>
          </table:table-cell>
        </table:table-row>
        <table:table-row table:style-name="Table1.1">
          <table:table-cell table:style-name="Table1.A2" office:value-type="string">
            <text:p text:style-name="P12">Mots clés</text:p>
          </table:table-cell>
          <table:table-cell table:style-name="Table1.B7" office:value-type="string">
            <text:p text:style-name="P55">Gestionnaire de stock pour Bar / Restaurant </text:p>
          </table:table-cell>
        </table:table-row>
        <table:table-row table:style-name="Table1.3">
          <table:table-cell table:style-name="Table1.A2" office:value-type="string">
            <text:p text:style-name="P12">Promotion</text:p>
          </table:table-cell>
          <table:table-cell table:style-name="Table1.B8" office:value-type="string">
            <text:p text:style-name="P12">2021</text:p>
          </table:table-cell>
        </table:table-row>
        <table:table-row table:style-name="Table1.1">
          <table:table-cell table:style-name="Table1.A9" office:value-type="string">
            <text:p text:style-name="P12">Date de mise à jour</text:p>
          </table:table-cell>
          <table:table-cell table:style-name="Table1.B9" office:value-type="string">
            <text:p text:style-name="P12"><text:span text:style-name="T9">01</text:span>/<text:span text:style-name="T9">12</text:span>/2021</text:p>
          </table:table-cell>
        </table:table-row>
      </table:table>
      <text:p text:style-name="P1"/>
      <text:p text:style-name="P1"/>
      <text:p text:style-name="P1"/>
      <text:p text:style-name="P3">Tableau des révisions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Line140171126962368"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Version</text:p>
          </table:table-cell>
          <table:table-cell table:style-name="Table2.A1" office:value-type="string">
            <text:p text:style-name="P4">Auteur</text:p>
          </table:table-cell>
          <table:table-cell table:style-name="Table2.A1" office:value-type="string">
            <text:p text:style-name="P4">Section(s)</text:p>
          </table:table-cell>
          <table:table-cell table:style-name="Table2.A1" office:value-type="string">
            <text:p text:style-name="P4">Commentaires</text:p>
          </table:table-cell>
        </table:table-row>
        <table:table-row table:style-name="TableLine140171127875360">
          <table:table-cell table:style-name="Table2.A2" office:value-type="string">
            <text:p text:style-name="P54">11/10/21</text:p>
          </table:table-cell>
          <table:table-cell table:style-name="Table2.B2" office:value-type="string">
            <text:p text:style-name="P5">1.0</text:p>
          </table:table-cell>
          <table:table-cell table:style-name="Table2.C2" office:value-type="string">
            <text:p text:style-name="P5">Jonathan Franco</text:p>
          </table:table-cell>
          <table:table-cell table:style-name="Table2.D2" office:value-type="string">
            <text:p text:style-name="P5">Toutes</text:p>
          </table:table-cell>
          <table:table-cell table:style-name="Table2.E2" office:value-type="string">
            <text:p text:style-name="P5">Première version</text:p>
          </table:table-cell>
        </table:table-row>
        <table:table-row table:style-name="TableLine140171127879296">
          <table:table-cell table:style-name="Table2.A3" office:value-type="string">
            <text:p text:style-name="P54">18/10/21</text:p>
          </table:table-cell>
          <table:table-cell table:style-name="Table2.B3" office:value-type="string">
            <text:p text:style-name="P5">1.1</text:p>
          </table:table-cell>
          <table:table-cell table:style-name="Table2.C3" office:value-type="string">
            <text:p text:style-name="P24">Rémi Triton </text:p>
          </table:table-cell>
          <table:table-cell table:style-name="Table2.D3" office:value-type="string">
            <text:p text:style-name="P54">Rdv Client</text:p>
          </table:table-cell>
          <table:table-cell table:style-name="Table2.E3" office:value-type="string">
            <text:p text:style-name="P54">Mise en place du planning </text:p>
          </table:table-cell>
        </table:table-row>
        <table:table-row table:style-name="TableLine140171127883472">
          <table:table-cell table:style-name="Table2.A4" office:value-type="string">
            <text:p text:style-name="P54">25/10/21</text:p>
          </table:table-cell>
          <table:table-cell table:style-name="Table2.B4" office:value-type="string">
            <text:p text:style-name="P5">1.<text:span text:style-name="T16">2</text:span></text:p>
          </table:table-cell>
          <table:table-cell table:style-name="Table2.C4" office:value-type="string">
            <text:p text:style-name="P5">Jonathan Franco</text:p>
          </table:table-cell>
          <table:table-cell table:style-name="Table2.D4" office:value-type="string">
            <text:p text:style-name="P5">Rapport</text:p>
          </table:table-cell>
          <table:table-cell table:style-name="Table2.E4" office:value-type="string">
            <text:p text:style-name="P5"/>
          </table:table-cell>
        </table:table-row>
        <table:table-row table:style-name="Table2.5">
          <table:table-cell table:style-name="Table2.A5" office:value-type="string">
            <text:p text:style-name="P54">1/11/21</text:p>
          </table:table-cell>
          <table:table-cell table:style-name="Table2.B5" office:value-type="string">
            <text:p text:style-name="P5">1.<text:span text:style-name="T16">3</text:span></text:p>
          </table:table-cell>
          <table:table-cell table:style-name="Table2.C5" office:value-type="string">
            <text:p text:style-name="P25">Rémi Triton</text:p>
          </table:table-cell>
          <table:table-cell table:style-name="Table2.D5" office:value-type="string">
            <text:p text:style-name="P5">Rapport </text:p>
          </table:table-cell>
          <table:table-cell table:style-name="Table2.E5" office:value-type="string">
            <text:p text:style-name="P5"/>
          </table:table-cell>
        </table:table-row>
        <table:table-row table:style-name="Table2.5">
          <table:table-cell table:style-name="Table2.A6" office:value-type="string">
            <text:p text:style-name="P59">8/11/21</text:p>
          </table:table-cell>
          <table:table-cell table:style-name="Table2.B6" office:value-type="string">
            <text:p text:style-name="P13">1,<text:span text:style-name="T16">4</text:span></text:p>
          </table:table-cell>
          <table:table-cell table:style-name="Table2.C6" office:value-type="string">
            <text:p text:style-name="P52">Jonathan Franco</text:p>
          </table:table-cell>
          <table:table-cell table:style-name="Table2.D6" office:value-type="string">
            <text:p text:style-name="P13">Rappor<text:span text:style-name="T16">t</text:span></text:p>
          </table:table-cell>
          <table:table-cell table:style-name="Table2.E6" office:value-type="string">
            <text:p text:style-name="P5"/>
          </table:table-cell>
        </table:table-row>
        <table:table-row table:style-name="Table2.5">
          <table:table-cell table:style-name="Table2.A7" office:value-type="string">
            <text:p text:style-name="P59">15/11/21</text:p>
          </table:table-cell>
          <table:table-cell table:style-name="Table2.B7" office:value-type="string">
            <text:p text:style-name="P13">1.<text:span text:style-name="T16">5</text:span></text:p>
          </table:table-cell>
          <table:table-cell table:style-name="Table2.C7" office:value-type="string">
            <text:p text:style-name="P25">Rémi Triton</text:p>
          </table:table-cell>
          <table:table-cell table:style-name="Table2.D7" office:value-type="string">
            <text:p text:style-name="P13">Rapport </text:p>
          </table:table-cell>
          <table:table-cell table:style-name="Table2.E7" office:value-type="string">
            <text:p text:style-name="P5"/>
          </table:table-cell>
        </table:table-row>
        <table:table-row table:style-name="Table2.5">
          <table:table-cell table:style-name="Table2.A8" office:value-type="string">
            <text:p text:style-name="P59">22/11/21</text:p>
          </table:table-cell>
          <table:table-cell table:style-name="Table2.B8" office:value-type="string">
            <text:p text:style-name="P59">1.6</text:p>
          </table:table-cell>
          <table:table-cell table:style-name="Table2.C8" office:value-type="string">
            <text:p text:style-name="P25">Jonathan Franco</text:p>
          </table:table-cell>
          <table:table-cell table:style-name="Table2.D8" office:value-type="string">
            <text:p text:style-name="P60">Rapport </text:p>
          </table:table-cell>
          <table:table-cell table:style-name="Table2.E8" office:value-type="string">
            <text:p text:style-name="P5"/>
          </table:table-cell>
        </table:table-row>
      </table:table>
      <text:p text:style-name="P3"/>
      <text:p text:style-name="P1"/>
      <text:p text:style-name="P3">Organigramme des livrables</text:p>
      <text:p text:style-name="P3"><draw:custom-shape text:anchor-type="paragraph" draw:z-index="3" draw:name="Shape 4" draw:style-name="gr5" draw:text-style-name="P68" svg:width="2.103cm" svg:height="0.865cm" svg:x="12.755cm" svg:y="0.437cm"><text:p text:style-name="P67"><text:span text:style-name="T19">Data Ba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><draw:custom-shape text:anchor-type="paragraph" draw:z-index="1" draw:name="Shape 2" draw:style-name="gr5" draw:text-style-name="P68" svg:width="2.103cm" svg:height="0.865cm" svg:x="4.281cm" svg:y="-0.203cm"><text:p text:style-name="P67"><text:span text:style-name="T19">A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5" draw:text-style-name="P68" svg:width="2.103cm" svg:height="0.865cm" svg:x="8.412cm" svg:y="-0.272cm"><text:p text:style-name="P67"><text:span text:style-name="T19">Ba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 1" draw:style-name="gr5" draw:text-style-name="P69" svg:width="2.103cm" svg:height="0.865cm" svg:x="0.34cm" svg:y="-0.18cm"><text:p text:style-name="P67"><text:span text:style-name="T19">Fro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Horizontal line 1" draw:style-name="gr3" draw:text-style-name="P63" svg:x1="2.928cm" svg:y1="0.25cm" svg:x2="3.861cm" svg:y2="0.25cm"><text:p/></draw:line><draw:line text:anchor-type="paragraph" draw:z-index="8" draw:name="Horizontal line 2" draw:style-name="gr3" draw:text-style-name="P63" svg:x1="6.943cm" svg:y1="0.25cm" svg:x2="7.876cm" svg:y2="0.25cm"><text:p/></draw:line><draw:line text:anchor-type="paragraph" draw:z-index="9" draw:name="Horizontal line 3" draw:style-name="gr3" draw:text-style-name="P63" svg:x1="11.238cm" svg:y1="0.228cm" svg:x2="12.171cm" svg:y2="0.228cm"><text:p/></draw:line></text:p>
      <text:p text:style-name="P28"/>
      <text:p text:style-name="P3"/>
      <text:p text:style-name="P3"/>
      <text:p text:style-name="P1"><draw:custom-shape text:anchor-type="paragraph" draw:z-index="5" draw:name="Shape 6" draw:style-name="gr4" draw:text-style-name="P66" svg:width="5.047cm" svg:height="0.865cm" svg:x="4.837cm" svg:y="-0.249cm"><text:p text:style-name="P65"><text:span text:style-name="T19">Déploiement desktop vers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5" draw:text-style-name="P68" svg:width="2.103cm" svg:height="0.865cm" svg:x="0.284cm" svg:y="-0.298cm"><text:p text:style-name="P67"><text:span text:style-name="T19">Tes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 7" draw:style-name="gr4" draw:text-style-name="P66" svg:width="5.047cm" svg:height="0.865cm" svg:x="11.635cm" svg:y="-0.18cm"><text:p text:style-name="P65"><text:span text:style-name="T19">Déploiement mobile vers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Horizontal line 4" draw:style-name="gr3" draw:text-style-name="P63" svg:x1="2.997cm" svg:y1="0.344cm" svg:x2="3.93cm" svg:y2="0.344cm"><text:p/></draw:line><draw:line text:anchor-type="paragraph" draw:z-index="11" draw:name="Horizontal line 5" draw:style-name="gr3" draw:text-style-name="P63" svg:x1="10.396cm" svg:y1="0.25cm" svg:x2="11.329cm" svg:y2="0.25cm"><text:p/></draw:line></text:p>
      <text:p text:style-name="P1"/>
      <text:p text:style-name="P1"><text:soft-page-break/></text:p>
      <text:p text:style-name="P1"/>
      <text:p text:style-name="P6">Cartes des Livrables</text:p>
      <text:p text:style-name="P1"><draw:custom-shape text:anchor-type="paragraph" draw:z-index="12" draw:name="Shape 8" draw:style-name="gr2" draw:text-style-name="P64" svg:width="4.763cm" svg:height="4.763cm" svg:x="-0.81cm" svg:y="0.4cm"><text:p text:style-name="P63">Front :</text:p><text:p text:style-name="P63"/><text:p text:style-name="P63">Création du design des vues </text:p><text:p text:style-name="P63">Mise en forme ( css )</text:p><text:p text:style-name="P63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9" draw:style-name="gr2" draw:text-style-name="P64" svg:width="4.763cm" svg:height="4.763cm" svg:x="4.352cm" svg:y="0.4cm"><text:p text:style-name="P63">Api:</text:p><text:p text:style-name="P63"/><text:p text:style-name="P63">Création d’une Api Rest </text:p><text:p text:style-name="P63">Incluant toutes les routes nécessaire aux fonctions du site </text:p><text:p text:style-name="P63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 10" draw:style-name="gr1" draw:text-style-name="P62" svg:width="4.781cm" svg:height="4.781cm" svg:x="9.37cm" svg:y="0.353cm"><text:p text:style-name="P61"><text:span text:style-name="T18">Back:</text:span></text:p><text:p text:style-name="P61"><text:span text:style-name="T18"/></text:p><text:p text:style-name="P61"><text:span text:style-name="T18">Sécurisation de l’Api</text:span></text:p><text:p text:style-name="P61"><text:span text:style-name="T18">Envois de mail (reset mot de passe)</text:span></text:p><text:p text:style-name="P61"><text:span text:style-name="T18"/></text:p><text:p text:style-name="P61"><text:span text:style-name="T18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 11" draw:style-name="gr1" draw:text-style-name="P62" svg:width="4.781cm" svg:height="4.781cm" svg:x="14.503cm" svg:y="0.4cm"><text:p text:style-name="P61"><text:span text:style-name="T18">Date Base :</text:span></text:p><text:p text:style-name="P61"><text:span text:style-name="T18"/></text:p><text:p text:style-name="P61"><text:span text:style-name="T18">Mise en place de la DB avec mongo db.</text:span></text:p><text:p text:style-name="P61"><text:span text:style-name="T18"/></text:p><text:p text:style-name="P61"><text:span text:style-name="T18">Création des tables et collections dont le client aura besoin</text:span></text:p><text:p text:style-name="P61"><text:span text:style-name="T18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text:tab/><text:tab/></text:p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6">Front web :</text:p>
      <text:p text:style-name="P1"/>
      <text:list xml:id="list3903940043" text:style-name="L1">
        <text:list-item>
          <text:list>
            <text:list-item text:start-value="1">
              <text:p text:style-name="P17">/ En tant qu<text:span text:style-name="T10">e gérant d’un bar restaurant</text:span>, je veux avoir <text:span text:style-name="T10">une vision générale et un contrôle permanent sur mon stock</text:span>.</text:p>
            </text:list-item>
          </text:list>
        </text:list-item>
      </text:list>
      <text:p text:style-name="P14"><text:span text:style-name="Police_20_par_20_défaut"><text:span text:style-name="T2">Description</text:span></text:span><text:span text:style-name="Police_20_par_20_défaut"><text:span text:style-name="T1"> : </text:span></text:span><text:span text:style-name="Police_20_par_20_défaut"><text:span text:style-name="T4">Le gérant, ainsi que ses managers pourrons intégrer, mettre à jour, supprimer, informer les équipes</text:span></text:span><text:span text:style-name="Police_20_par_20_défaut"><text:span text:style-name="T1">.</text:span></text:span></text:p>
      <text:p text:style-name="P58"><text:span text:style-name="Police_20_par_20_défaut"><text:span text:style-name="T4">Mais surtout contrôler le stock de ses produits (en quantité et coût).</text:span></text:span></text:p>
      <text:p text:style-name="P7">Definition of Done :</text:p>
      <text:p text:style-name="P2">-Barre de navigation <text:span text:style-name="T10">fixe,</text:span> <text:span text:style-name="T11">comprenant 5 boutons qui donnerons accès au besoins suivants :</text:span></text:p>
      <text:p text:style-name="P33">Register : formulaire d’inscription comprenant différent paramètres obligatoire à remplir pour avoir une session propre et être identifiable (sécurité)</text:p>
      <text:p text:style-name="P33">– Login : connexion par adresse mail et mot de passe (protégé par un cryptage)</text:p>
      <text:p text:style-name="P33">– Logout : bouton qui <text:span text:style-name="T17">n</text:span>e devient visible uniquement lors de la connexion à une session, et se substitue au bouton login.</text:p>
      <text:p text:style-name="P33">– Logo du restaurant : donne accès à la liste des produits pour consultation par tous les utilisateurs (consultation uniquement)</text:p>
      <text:p text:style-name="P2">- <text:span text:style-name="T11">Isi : bouton qui mène à un blog sous forme d’articles pour continuer de former les équipes.</text:span></text:p>
      <text:p text:style-name="P1"><text:s text:c="7"/>- Défilement des annonces selon la catégorie choisie.</text:p>
      <text:p text:style-name="P1"><text:s text:c="6"/></text:p>
      <text:p text:style-name="P1">2.1 / En tant <text:span text:style-name="T11">que serveur</text:span>, je veux pouvoir accéder à <text:span text:style-name="T11">tous la cartes des produits</text:span> qui m’intéresse.</text:p>
      <text:p text:style-name="P14"><text:span text:style-name="Police_20_par_20_défaut"><text:span text:style-name="T2">Description :</text:span></text:span><text:span text:style-name="Police_20_par_20_défaut"><text:span text:style-name="T1"> L</text:span></text:span><text:span text:style-name="Police_20_par_20_défaut"><text:span text:style-name="T5">e serveur </text:span></text:span><text:span text:style-name="Police_20_par_20_défaut"><text:span text:style-name="T1">pourra se déplacer de </text:span></text:span><text:span text:style-name="Police_20_par_20_défaut"><text:span text:style-name="T5">produits</text:span></text:span><text:span text:style-name="Police_20_par_20_défaut"><text:span text:style-name="T1"> en </text:span></text:span><text:span text:style-name="Police_20_par_20_défaut"><text:span text:style-name="T5">produits, mais aussi les filtrer grâce a une ba</text:span></text:span><text:span text:style-name="Police_20_par_20_défaut"><text:span text:style-name="T8">r</text:span></text:span><text:span text:style-name="Police_20_par_20_défaut"><text:span text:style-name="T5">r</text:span></text:span><text:span text:style-name="Police_20_par_20_défaut"><text:span text:style-name="T8">e</text:span></text:span><text:span text:style-name="Police_20_par_20_défaut"><text:span text:style-name="T5"> de recherche et des boutons radio qui permettrons de sélectionner différents critères</text:span></text:span><text:span text:style-name="Police_20_par_20_défaut"><text:span text:style-name="T1">.</text:span></text:span></text:p>
      <text:p text:style-name="P7">Definition of Done :</text:p>
      <text:list xml:id="list1715062763" text:style-name="L2">
        <text:list-item>
          <text:p text:style-name="P18">Affichage des <text:span text:style-name="T11">produit</text:span> selon leur <text:span text:style-name="T11">couleur, cuvée, domaine, </text:span><text:span text:style-name="T12">pays, région, mais aussi par nom</text:span></text:p>
        </text:list-item>
      </text:list>
      <text:list xml:id="list240653590" text:style-name="L3">
        <text:list-item>
          <text:p text:style-name="P19">Responsive.</text:p>
        </text:list-item>
      </text:list>
      <text:p text:style-name="P1">3.1/ En tant q<text:span text:style-name="T12">ue serveur</text:span>, je veux pouvoir accéder à un <text:span text:style-name="T12">seul produit et ses informations</text:span></text:p>
      <text:p text:style-name="P15"><text:span text:style-name="Police_20_par_20_défaut"><text:span text:style-name="T1"><text:s text:c="8"/></text:span></text:span><text:span text:style-name="Police_20_par_20_défaut"><text:span text:style-name="T2">Description :</text:span></text:span><text:span text:style-name="Police_20_par_20_défaut"><text:span text:style-name="T1"> </text:span></text:span><text:span text:style-name="Police_20_par_20_défaut"><text:span text:style-name="T6">le serveur </text:span></text:span><text:span text:style-name="Police_20_par_20_défaut"><text:span text:style-name="T1"><text:s/>pourra voir un </text:span></text:span><text:span text:style-name="Police_20_par_20_défaut"><text:span text:style-name="T6">produit</text:span></text:span><text:span text:style-name="Police_20_par_20_défaut"><text:span text:style-name="T1"> et tou</text:span></text:span><text:span text:style-name="Police_20_par_20_défaut"><text:span text:style-name="T6">te</text:span></text:span><text:span text:style-name="Police_20_par_20_défaut"><text:span text:style-name="T1"> ses <text:s/></text:span></text:span><text:span text:style-name="Police_20_par_20_défaut"><text:span text:style-name="T6">caractéristiques</text:span></text:span><text:span text:style-name="Police_20_par_20_défaut"><text:span text:style-name="T1">.</text:span></text:span></text:p>
      <text:p text:style-name="P16"><text:span text:style-name="Police_20_par_20_défaut"><text:span text:style-name="T1"><text:s/></text:span></text:span><text:span text:style-name="Police_20_par_20_défaut"><text:span text:style-name="T2">Definition of Done :</text:span></text:span></text:p>
      <text:p text:style-name="P1"/>
      <text:list xml:id="list102326868180171" text:continue-list="list240653590" text:style-name="L4">
        <text:list-item>
          <text:p text:style-name="P20"><text:soft-page-break/>Affichage d’une seule annonce</text:p>
        </text:list-item>
        <text:list-item>
          <text:p text:style-name="P20"><text:span text:style-name="T12">Répartition des différentes informations par catégories définie par le client</text:span>.</text:p>
        </text:list-item>
        <text:list-item>
          <text:p text:style-name="P20"><text:s/>Responsive.</text:p>
        </text:list-item>
      </text:list>
      <text:p text:style-name="P1">4.1/ En tant qu’administrateur, je veux avoir les pleins pouvoir sur le<text:span text:style-name="T12">s produits, ainsi que les utilisateur, leurs informations, leurs stocks, leurs prix </text:span>.</text:p>
      <text:p text:style-name="P1"/>
      <text:p text:style-name="P15"><text:span text:style-name="Police_20_par_20_défaut"><text:span text:style-name="T3"><text:s text:c="7"/></text:span></text:span><text:span text:style-name="Police_20_par_20_défaut"><text:span text:style-name="T2">Description</text:span></text:span><text:span text:style-name="Police_20_par_20_défaut"><text:span text:style-name="T1"> : L’administrateur pourra </text:span></text:span><text:span text:style-name="Police_20_par_20_défaut"><text:span text:style-name="T7">ajouter, </text:span></text:span><text:span text:style-name="Police_20_par_20_défaut"><text:span text:style-name="T1">modifier et/ou effacer les </text:span></text:span><text:span text:style-name="Police_20_par_20_défaut"><text:span text:style-name="T6">p</text:span></text:span><text:span text:style-name="Police_20_par_20_défaut"><text:span text:style-name="T7">roduits, mais aussi les comptes utilisateurs.</text:span></text:span></text:p>
      <text:p text:style-name="P15"><text:span text:style-name="Police_20_par_20_défaut"><text:span text:style-name="T3"><text:s text:c="6"/></text:span></text:span><text:span text:style-name="Police_20_par_20_défaut"><text:span text:style-name="T2"><text:s/>Définition of Done :</text:span></text:span></text:p>
      <text:p text:style-name="P1"><text:tab/>-Tableau de type crud répertoriant l’affichage de toutes les <text:span text:style-name="T13">produits / utilisateurs.</text:span></text:p>
      <text:p text:style-name="P1"><text:tab/>-Boutons pour filtrer les catégories <text:span text:style-name="T13">pour les produits</text:span></text:p>
      <text:p text:style-name="P1"><text:tab/>-Searchbar pour chercher rapidement un <text:span text:style-name="T13">pro</text:span><text:span text:style-name="T17">duit</text:span> par <text:span text:style-name="T13">nom, domaine, couleur, cuvée</text:span> </text:p>
      <text:p text:style-name="P1"><text:tab/>- <text:span text:style-name="T13">Bouton update et delete pour la crud utilisateur</text:span></text:p>
      <text:p text:style-name="P1"><text:tab/>-Responsive</text:p>
      <text:p text:style-name="P1"><text:tab/></text:p>
      <text:p text:style-name="P32">Rapport du premier rendez-vous client dans l’objectif de définir tous les besoins :</text:p>
      <text:p text:style-name="P34"/>
      <text:p text:style-name="P36">Création d’un site desktop, dont l’objectif sera divisé en deux axes principaux.</text:p>
      <text:p text:style-name="P36">Le premier sera celui de la gestion de stock par la visibilité immédiate et sa mise a jour quotidienne rendu plus simple par la digitalisation de notre produit.</text:p>
      <text:p text:style-name="P36">Le second est de donner accès rapidement à l’ensemble des salariés, à toutes les informations utiles pour leurs formation. Transformant leurs apprentissage en expérience, et donnant ainsi une marge de progression quand aux futures ventes et services pour les clients.</text:p>
      <text:p text:style-name="P35"/>
      <text:p text:style-name="P9">Rapport d’avancement <text:span text:style-name="T14">v1</text:span></text:p>
      <text:p text:style-name="P9"/>
      <text:p text:style-name="P8">Chaque développeur a travaillé sur sa vue respective en front-end.</text:p>
      <text:p text:style-name="P37">Les différentes vue on été réparties équitablement entre Jonathan et Rémi.</text:p>
      <text:p text:style-name="P8">Aucun gros problème de développement n’est à signaler sur la journée.</text:p>
      <text:p text:style-name="P8">Les différentes vues sont au stade final de développement et une connexion à une API test a été implémenté pour les vues :</text:p>
      <text:list xml:id="list102327896991326" text:continue-list="list102326868180171" text:style-name="L6">
        <text:list-item>
          <text:p text:style-name="P22">Isi (blog)</text:p>
        </text:list-item>
        <text:list-item>
          <text:p text:style-name="P22">WineList</text:p>
        </text:list-item>
        <text:list-item>
          <text:p text:style-name="P22">Print</text:p>
        </text:list-item>
        <text:list-item>
          <text:p text:style-name="P21">Profil utilisateur</text:p>
        </text:list-item>
        <text:list-item>
          <text:p text:style-name="P21">Vue admin</text:p>
        </text:list-item>
      </text:list>
      <text:p text:style-name="P8">Nous avons rencontré un problème avec l<text:span text:style-name="T14">e css de la navBar</text:span> que nous résoudrons <text:span text:style-name="T14">plus tard.</text:span></text:p>
      <text:p text:style-name="P8">Nous sommes dans les temps concernant la livraison de la maquette à notre client.</text:p>
      <text:p text:style-name="P8"/>
      <text:p text:style-name="P8"><text:soft-page-break/></text:p>
      <text:p text:style-name="P9">Rapport d’avancement <text:span text:style-name="T14">v1.1</text:span></text:p>
      <text:p text:style-name="P41"/>
      <text:p text:style-name="P37">Contrôle des vues validées avec le client avant de passer sur le back et la création de notre API.</text:p>
      <text:p text:style-name="P8">Jonathan a <text:s/>lancé les auto-tests qui ont retourné des résultats positifs.</text:p>
      <text:p text:style-name="P38">L’<text:span text:style-name="T14">affichage des différentes catégories souhaitées sont réussis.</text:span></text:p>
      <text:p text:style-name="P38"><text:span text:style-name="T14">Les différentes vue sont</text:span> fonctionnel<text:span text:style-name="T14">les</text:span>. Nous réglons désormais quelques détails esthétiques.</text:p>
      <text:p text:style-name="P8"><text:span text:style-name="T14">Jonathan</text:span> a commencé à set-up le backend avec <text:span text:style-name="T14">Nodejs</text:span>.</text:p>
      <text:p text:style-name="P8"/>
      <text:p text:style-name="P9">Rapport d’avancement <text:span text:style-name="T14">v1.2</text:span></text:p>
      <text:p text:style-name="P8"/>
      <text:p text:style-name="P8">Rémi <text:span text:style-name="T14">doit mettre en place le projet sur github pour le suivi.</text:span></text:p>
      <text:p text:style-name="P8">Chaque développeur a installé <text:span text:style-name="T14">le projet</text:span> sur sa machine pour pouvoir travailler sur le back.</text:p>
      <text:p text:style-name="P8"><text:span text:style-name="T14">La connexion à la db est faite nous rencontrons quelques problèmes pour la mise en place de docker</text:span>.</text:p>
      <text:p text:style-name="P40">Nous sommes sur la transfo<text:span text:style-name="T17">r</text:span>mation d’un fichier csv en Json dans le but d’intégrer les données déjà <text:span text:style-name="T17">e</text:span>xistantes.</text:p>
      <text:p text:style-name="P8">Jonathan <text:span text:style-name="T17">a</text:span> pu se connecter et a créé la table <text:span text:style-name="T15">wines et users</text:span>, il a commencé à l’implémenter pour tester.</text:p>
      <text:p text:style-name="P8"/>
      <text:p text:style-name="P42">Rapport d’avancement <text:span text:style-name="T14">v1.</text:span><text:span text:style-name="T15">3</text:span></text:p>
      <text:p text:style-name="P43"/>
      <text:p text:style-name="P47">Jonathan guide et accompagne Rémi sur les features du back dont il à la charge.</text:p>
      <text:p text:style-name="P47">Les routes sont faites pour la partie produits.</text:p>
      <text:p text:style-name="P47">L’import du fichier csv en Json est fonctionnel .</text:p>
      <text:p text:style-name="P47">Chaque feature est une branche distincte.</text:p>
      <text:p text:style-name="P47">La Crud produit est en cours, elle devrait être terminée dans la semaine.</text:p>
      <text:p text:style-name="P47">Nous somme à date dans les temps avant notre second rendez-vous client.</text:p>
      <text:p text:style-name="P47"/>
      <text:p text:style-name="P44">Rapport d’avancement <text:span text:style-name="T14">v1.</text:span>4</text:p>
      <text:p text:style-name="P44"/>
      <text:p text:style-name="P48">Mise en place de docker pour l’ensemble des services toujours en local à ce jour.</text:p>
      <text:p text:style-name="P48">Les cruds utilisateurs et produits sont fonctionnels</text:p>
      <text:p text:style-name="P48">Jonathan est en charge de <text:span text:style-name="T17">fix</text:span> les warnings apparent dans l’inspecteurs.</text:p>
      <text:p text:style-name="P48">Contrôle aussi des tokens, et de la mise en sécurité de toutes les routes de notre back.</text:p>
      <text:p text:style-name="P48"/>
      <text:p text:style-name="P44">Second Rendez-vous client </text:p>
      <text:p text:style-name="P48"/>
      <text:p text:style-name="P48">Mise a jour et uniformisation des différents formulaires du site (appellations, ordre, cohérences du visuel)</text:p>
      <text:p text:style-name="P48"><text:soft-page-break/>Vérification du scénario utilisateur (serveur), manager, et admin.</text:p>
      <text:p text:style-name="P48">Pas de grand changement le client est plutôt satisfait du rendu esthétique et fonctionnel.</text:p>
      <text:p text:style-name="P49">Il trouve que les conditions du premier rendez-vous ont été respecté<text:span text:style-name="T17">es.</text:span>.</text:p>
      <text:p text:style-name="P48"/>
      <text:p text:style-name="P45">Rapport d’avancement <text:span text:style-name="T14">v1.</text:span>5</text:p>
      <text:p text:style-name="P45"/>
      <text:p text:style-name="P50">Nouveaux test<text:span text:style-name="T17">s</text:span> réalisé<text:span text:style-name="T17">s</text:span> pour la sécurité du site (contrôle des url, cryptage mot de passe, rôle utilisateurs)</text:p>
      <text:p text:style-name="P50">Jonathan valide la mise en place du mot de passe oublié.</text:p>
      <text:p text:style-name="P51">Création de bon de commande en plusieurs étapes de validation avant modification du stocks des produits.</text:p>
      <text:p text:style-name="P51"/>
      <text:p text:style-name="P46">Rapport d’avancement <text:span text:style-name="T14">v1.</text:span>6</text:p>
      <text:p text:style-name="P46"/>
      <text:p text:style-name="P51">Nous travaillons sur la partie download d’image.</text:p>
      <text:p text:style-name="P51">Nous devons nous connecter sur la db en commun avant les imports de fichiers finaux.</text:p>
      <text:p text:style-name="P51"/>
      <text:p text:style-name="P51"/>
      <text:p text:style-name="P47"/>
      <text:p text:style-name="P47"/>
      <text:p text:style-name="P8"/>
      <text:p text:style-name="P8"/>
      <text:p text:style-name="P8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wiss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Wingdings1" svg:font-family="Wingdings" style:font-pitch="variable" style:font-charset="x-symbol"/>
    <style:font-face style:name="starbats" svg:font-family="starbats" style:font-charset="x-symbol"/>
  </office:font-face-decls>
  <office:styles>
    <draw:marker draw:name="Arrow" svg:viewBox="0 0 20 20" svg:d="M0 20l10-20 10 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Arial Unicode MS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Arial Unicode MS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Arial Unicode MS1" style:font-family-complex="'Arial Unicode MS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/>
    </style:style>
    <style:style style:name="ListLabel_20_1" style:display-name="ListLabel 1" style:family="text">
      <style:text-properties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style:font-name="Bahnschrift Light SemiCondensed" fo:font-family="'Bahnschrift Light SemiCondensed'" style:font-family-generic="swiss" style:font-pitch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Bahnschrift Light SemiCondensed" fo:font-family="'Bahnschrift Light SemiCondensed'" style:font-family-generic="swiss" style:font-pitch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Bahnschrift Light SemiCondensed" fo:font-family="'Bahnschrift Light SemiCondensed'" style:font-family-generic="swiss" style:font-pitch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Bahnschrift Light SemiCondensed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Bahnschrift Light SemiCondensed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Bahnschrift Light SemiCondensed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  <meta:initial-creator>Jonathan Franco</meta:initial-creator>
    <meta:creation-date>2021-09-20T14:47:00Z</meta:creation-date>
    <dc:date>2021-12-02T10:23:18.423648371</dc:date>
    <meta:editing-cycles>23</meta:editing-cycles>
    <meta:editing-duration>PT20H52M40S</meta:editing-duration>
    <meta:document-statistic meta:table-count="2" meta:image-count="0" meta:object-count="0" meta:page-count="5" meta:paragraph-count="143" meta:word-count="1066" meta:character-count="6735" meta:non-whitespace-character-count="57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ahier%20des%20charges%20des%20Petits%20Musclés%20en%20finale%20à%20Wembley%20v1-1.odt/Normal"/>
  </office:meta>
</office:document-meta>
</file>